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39E9AE4F5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16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268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1">Разраб.</text:span></text:p>
          </draw:text-box>
        </draw:frame>
        <draw:frame draw:style-name="gr3" draw:text-style-name="P1" draw:layer="layout" svg:width="1.65cm" svg:height="0.755cm" svg:x="40.37cm" svg:y="80.897cm">
          <draw:text-box>
            <text:p text:style-name="P3"><text:span text:style-name="T1">Пров.</text:span></text:p>
          </draw:text-box>
        </draw:frame>
        <draw:frame draw:style-name="gr4" draw:text-style-name="P1" draw:layer="layout" svg:width="1.75cm" svg:height="0.755cm" svg:x="40.37cm" svg:y="81.447cm">
          <draw:text-box>
            <text:p text:style-name="P3"><text:span text:style-name="T1">Т.контр.</text:span></text:p>
          </draw:text-box>
        </draw:frame>
        <draw:frame draw:style-name="gr2" draw:text-style-name="P1" draw:layer="layout" svg:width="1.75cm" svg:height="0.755cm" svg:x="40.37cm" svg:y="82.422cm">
          <draw:text-box>
            <text:p text:style-name="P3"><text:span text:style-name="T1">Н.контр.</text:span></text:p>
          </draw:text-box>
        </draw:frame>
        <draw:frame draw:style-name="gr2" draw:text-style-name="P1" draw:layer="layout" svg:width="1.75cm" svg:height="0.755cm" svg:x="40.37cm" svg:y="82.922cm">
          <draw:text-box>
            <text:p text:style-name="P3"><text:span text:style-name="T1">Утв.</text:span></text:p>
          </draw:text-box>
        </draw:frame>
        <draw:frame draw:style-name="gr2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2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1" draw:layer="layout" svg:width="1.95cm" svg:height="0.755cm" svg:x="42.32cm" svg:y="82.922cm">
          <draw:text-box>
            <text:p text:style-name="P3"><text:span text:style-name="T1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87006-01 90 03-1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5cm" svg:x="46.9cm" svg:y="79.6cm">
          <draw:text-box>
            <text:p text:style-name="P2"><text:span text:style-name="T6">Система интеллектуального поиска текстов естественного языка</text:span></text:p>
          </draw:text-box>
        </draw:frame>
        <draw:frame draw:style-name="gr8" draw:text-style-name="P4" draw:layer="layout" svg:width="53.63cm" svg:height="73.978cm" svg:x="3.81cm" svg:y="3.492cm">
          <draw:image xlink:href="Pictures/100000000000028E0000039E9AE4F531.png" xlink:type="simple" xlink:show="embed" xlink:actuate="onLoad" draw:mime-type="image/png">
            <text:p/>
          </draw:image>
        </draw:frame>
        <draw:frame draw:style-name="gr2" draw:text-style-name="P1" draw:layer="layout" svg:width="2.2cm" svg:height="0.755cm" svg:x="42.227cm" svg:y="80.327cm">
          <draw:text-box>
            <text:p text:style-name="P3"><text:span text:style-name="T1">Якубовский</text:span></text:p>
          </draw:text-box>
        </draw:frame>
        <draw:frame draw:style-name="gr9" draw:text-style-name="P1" draw:layer="layout" svg:width="2.348cm" svg:height="0.608cm" svg:x="42.102cm" svg:y="81.497cm">
          <draw:text-box>
            <text:p><text:span text:style-name="T2">Самодумкин</text:span></text:p>
          </draw:text-box>
        </draw:frame>
        <draw:frame draw:style-name="gr9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10" draw:text-style-name="P5" draw:layer="layout" svg:width="7cm" svg:height="0.952cm" svg:x="46.975cm" svg:y="82.315cm">
          <draw:text-box>
            <text:p text:style-name="P2"><text:span text:style-name="T6">Модель системы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4:24:54.941841560</dc:date>
    <meta:creation-date>2021-12-13T20:29:21Z</meta:creation-date>
    <meta:generator>LibreOffice/24.2.7.2$Linux_X86_64 LibreOffice_project/420$Build-2</meta:generator>
    <meta:editing-duration>PT7M33S</meta:editing-duration>
    <meta:editing-cycles>1</meta:editing-cycles>
    <meta:document-statistic meta:object-count="56"/>
  </office:meta>
</office:document-meta>
</file>